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-left="none" fo:border-right="none" fo:border-top="none" fo:border-bottom="0.018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172993456">
          <text:insertion>
            <office:change-info>
              <dc:creator>Gauthier Bastien</dc:creator>
              <dc:date>2012-02-17T13:09:00</dc:date>
            </office:change-info>
          </text:insertion>
        </text:changed-region>
        <text:changed-region text:id="ct173035264">
          <text:insertion>
            <office:change-info>
              <dc:creator>Gauthier Bastien</dc:creator>
              <dc:date>2012-02-17T13:09:00</dc:date>
            </office:change-info>
          </text:insertion>
        </text:changed-region>
        <text:changed-region text:id="ct172993712">
          <text:insertion>
            <office:change-info>
              <dc:creator>Gauthier Bastien</dc:creator>
              <dc:date>2012-02-17T13:09:00</dc:date>
            </office:change-info>
          </text:insertion>
        </text:changed-region>
        <text:changed-region text:id="ct173000552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text:id="ct173000744">
          <text:insertion>
            <office:change-info>
              <dc:creator>Gauthier Bastien</dc:creator>
              <dc:date>2012-02-17T11:1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I. COMMISSION POLICE</text:p>
      <text:p text:style-name="P2">(<text:change-start text:change-id="ct172993456"/>self.utranslate("weekday_%s" % self.getPreMeetingDate_6().aDay().lower(), domain="plonelocales")<text:change-end text:change-id="ct172993456"/> <text:change-start text:change-id="ct173035264"/>tool.formatDate(self.getPreMeetingDate_6(), withHour=True)<text:change-end text:change-id="ct173035264"/>, <text:change-start text:change-id="ct172993712"/>self.getPreMeetingPlace_6()<text:change-end text:change-id="ct172993712"/>)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<text:span text:style-name="T1"><office:annotation><dc:creator>Gauthier Bastien</dc:creator><dc:date>2012-02-14T16:41:11</dc:date><text:p text:style-name="P5"><text:span text:style-name="T2">do row for item in self.adapted().getPrintableItems(itemUids, categories=['commission-police',], renumber=True)</text:span></text:p></office:annotation></text:span><text:change-start text:change-id="ct173000552"/><text:span text:style-name="T1">item[0]</text:span><text:change-end text:change-id="ct173000552"/><text:span text:style-name="T1">. </text:span><text:change-start text:change-id="ct173000744"/><text:span text:style-name="T1">item[1].Title()</text:span><text:change-end text:change-id="ct173000744"/></text:p>
            <text:p text:style-name="Standard"/>
            <text:p text:style-name="Standard"><office:annotation><dc:creator>Gauthier Bastien</dc:creator><dc:date>2012-02-15T15:26:52</dc:date><text:p text:style-name="P6"><text:span text:style-name="T2">do text</text:span></text:p><text:p text:style-name="P6"><text:span text:style-name="T2">from xhtml(item[1].Description())</text:span></text:p></office:annotation>Note explicative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hier Bastien</meta:initial-creator>
    <meta:creation-date>2012-02-14T16:23:17</meta:creation-date>
    <dc:date>2012-03-27T10:50:37</dc:date>
    <dc:creator>Gauthier Bastien</dc:creator>
    <meta:editing-duration>PT03H24M49S</meta:editing-duration>
    <meta:editing-cycles>51</meta:editing-cycles>
    <meta:generator>OpenOffice.org/3.1$Linux OpenOffice.org_project/310m19$Build-9420</meta:generator>
    <meta:document-statistic meta:table-count="1" meta:image-count="0" meta:object-count="0" meta:page-count="1" meta:paragraph-count="5" meta:word-count="15" meta:character-count="250"/>
  </office:meta>
</office:document-meta>
</file>